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a93d7" officeooo:paragraph-rsid="001a93d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1a93d7" officeooo:paragraph-rsid="001a93d7" style:font-size-asian="12.25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b4dcf" style:font-size-asian="10.5pt" style:font-size-complex="12pt"/>
    </style:style>
    <style:style style:name="T3" style:family="text">
      <style:text-properties fo:font-size="12pt" officeooo:rsid="001d324c" style:font-size-asian="10.5pt" style:font-size-complex="12pt"/>
    </style:style>
    <style:style style:name="T4" style:family="text">
      <style:text-properties fo:font-size="12pt" officeooo:rsid="001e158b" style:font-size-asian="10.5pt" style:font-size-complex="12pt"/>
    </style:style>
    <style:style style:name="T5" style:family="text">
      <style:text-properties fo:font-size="12pt" officeooo:rsid="001e185e" style:font-size-asian="10.5pt" style:font-size-complex="12pt"/>
    </style:style>
    <style:style style:name="T6" style:family="text">
      <style:text-properties fo:font-size="12pt" officeooo:rsid="001eef6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sentation Projet</text:p>
      <text:p text:style-name="P1"/>
      <text:p text:style-name="P2">Présentation générale :</text:p>
      <text:p text:style-name="P2"><text:tab/></text:p>
      <text:p text:style-name="P2"><text:tab/><text:span text:style-name="T1">Il s’agit d’une poubelle mobile </text:span><text:span text:style-name="T2">télécommandé.</text:span><text:span text:style-name="T1"> <text:s/></text:span><text:span text:style-name="T2">En effet elle a la possibilité de pouvoir de se déplacer a distance. Comment ? Grace a une application sur le téléphone. </text:span><text:span text:style-name="T3">La P.M.T. possède 3 roues <text:s text:c="2"/>elle mesure 35cm de hauteur.</text:span><text:span text:style-name="T4"> Elle</text:span><text:span text:style-name="T5"> permet d’aider le</text:span><text:span text:style-name="T6">s personnes handicapées de ne pas ramasser leur déchets et se déplacer jusqu’à la poubel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1$Windows_X86_64 LibreOffice_project/0e408af0b27894d652a87aa5f21fe17bf058124c</meta:generator>
    <dc:date>2022-12-05T14:32:29.869000000</dc:date>
    <meta:editing-duration>PT14M29S</meta:editing-duration>
    <meta:editing-cycles>3</meta:editing-cycles>
    <meta:document-statistic meta:table-count="0" meta:image-count="0" meta:object-count="0" meta:page-count="1" meta:paragraph-count="4" meta:word-count="61" meta:character-count="381" meta:non-whitespace-character-count="318"/>
  </office:meta>
</office:document-meta>
</file>